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25-03-1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22-10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1376" calcext:value-type="float">
            <text:p>137.5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20-02-2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3272" calcext:value-type="float">
            <text:p>138.1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18-10-24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17-10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2576" calcext:value-type="float">
            <text:p>120.4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16-10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4184" calcext:value-type="float">
            <text:p>120.3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476" calcext:value-type="float">
            <text:p>114.2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2368" calcext:value-type="float">
            <text:p>66.9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9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8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8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8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7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7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7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7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7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7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7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6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5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8301</text:p>
          </table:table-cell>
          <table:table-cell office:value-type="string" calcext:value-type="string">
            <text:p>Charco Marrano Creek Quad</text:p>
          </table:table-cell>
          <table:table-cell office:value-type="string" calcext:value-type="string">
            <text:p>195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